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BE000008409CCADB7BAC92DB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51.857cm" svg:height="74.506cm" svg:x="0cm" svg:y="0cm">
          <draw:image xlink:href="Pictures/10000201000005BE000008409CCADB7BAC92DB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51.858cm" fo:page-height="74.5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7.3$Linux_X86_64 LibreOffice_project/00m0$Build-3</meta:generator>
  </office:meta>
</office:document-meta>
</file>